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10.001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Blue_5f_Curve-outline1">
      <style:graphic-properties fo:min-height="10.001cm" loext:decorative="false"/>
      <style:paragraph-properties style:writing-mode="lr-tb"/>
    </style:style>
    <style:style style:name="pr7" style:family="presentation" style:parent-style-name="Blue_5f_Curve1-outline1">
      <style:graphic-properties fo:min-height="4.501cm" loext:decorative="false"/>
      <style:paragraph-properties style:writing-mode="lr-tb"/>
    </style:style>
    <style:style style:name="pr8" style:family="presentation" style:parent-style-name="Blue_5f_Curve-title">
      <style:graphic-properties fo:min-height="3cm" loext:decorative="false"/>
      <style:paragraph-properties style:writing-mode="lr-tb"/>
    </style:style>
    <style:style style:name="pr9" style:family="presentation" style:parent-style-name="Blue_5f_Curve-outline1">
      <style:graphic-properties fo:min-height="4.501cm" loext:decorative="false"/>
      <style:paragraph-properties style:writing-mode="lr-tb"/>
    </style:style>
    <style:style style:name="pr10" style:family="presentation" style:parent-style-name="Blue_5f_Curve-notes">
      <style:graphic-properties draw:fill-color="#ffffff" fo:min-height="13.364cm" loext:decorative="false"/>
      <style:paragraph-properties style:writing-mode="lr-tb"/>
    </style:style>
    <style:style style:name="pr11" style:family="presentation" style:parent-style-name="Blue_5f_Curve1-subtitle">
      <style:graphic-properties draw:fill-color="#ffffff" draw:auto-grow-height="true" fo:min-height="10cm" loext:decorative="false"/>
      <style:paragraph-properties style:writing-mode="lr-tb"/>
    </style:style>
    <style:style style:name="pr12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T1" style:family="text">
      <style:text-properties fo:color="#000000" loext:opacity="100%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urso Preparatório para ED</presentation:footer-decl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5cm" svg:height="3cm" svg:x="1.5cm" svg:y="5cm" presentation:class="title" presentation:user-transformed="true">
          <draw:text-box>
            <text:p><text:span text:style-name="T1">Trabalhos, Atividades Práticas e Relatóri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As avaliações em ED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Em ED vocês terão que fazer</text:p>
                <text:list>
                  <text:list-item>
                    <text:p>2 Provas (2 horas)</text:p>
                  </text:list-item>
                  <text:list-item>
                    <text:p>3-4 Trabalhos Práticos (12-48 horas)</text:p>
                  </text:list-item>
                  <text:list-item>
                    <text:p>12 Atividades Práticas (6-10 horas)</text:p>
                  </text:list-item>
                </text:list>
                <text:p/>
              </text:list-item>
              <text:list-item>
                <text:p>A maior parte dos pontos “fáceis” são dos trabalhos e atividades</text:p>
                <text:list>
                  <text:list-item>
                    <text:p>As provas são ridículas de difíceis</text:p>
                  </text:list-item>
                  <text:list-item>
                    <text:p>Mas dá pra arrancar uns pon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cm" svg:height="3cm" svg:x="1.5cm" svg:y="4.5cm" presentation:class="title" presentation:user-transformed="true">
          <draw:text-box>
            <text:p>Um exemplo de Atividade Prática</text:p>
          </draw:text-box>
        </draw:frame>
        <draw:frame presentation:style-name="pr6" draw:layer="layout" svg:width="26cm" svg:height="4.5cm" svg:x="1cm" svg:y="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Interpretar é parte do Trabalho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O trabalho intencionalmente tenta paracer “real”</text:p>
                <text:list>
                  <text:list-item>
                    <text:p>Ele não vai te falar como escrever o programa</text:p>
                  </text:list-item>
                  <text:list-item>
                    <text:p>Apenas descrever o problema em si</text:p>
                  </text:list-item>
                </text:list>
                <text:p/>
              </text:list-item>
              <text:list-item>
                <text:p>Entender o enunciado é uma grande parte do trabalho</text:p>
                <text:list>
                  <text:list-item>
                    <text:p>Se você consegue descobrir “o nome do problema”</text:p>
                  </text:list-item>
                  <text:list-item>
                    <text:p>Você consegue achar a solução na interne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cm" svg:height="3cm" svg:x="1.5cm" svg:y="4.5cm" presentation:class="title" presentation:user-transformed="true">
          <draw:text-box>
            <text:p>Exemplo de Enunciado</text:p>
          </draw:text-box>
        </draw:frame>
        <draw:frame presentation:style-name="pr9" draw:layer="layout" svg:width="26cm" svg:height="4.5cm" svg:x="1cm" svg:y="8cm" presentation:class="outline" presentation:placeholder="true">
          <draw:text-box/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O que focar no enunciado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Foque na seção “o que implementar”</text:p>
                <text:list>
                  <text:list-item>
                    <text:p>Contextualização pode ser confusa</text:p>
                  </text:list-item>
                  <text:list-item>
                    <text:p>Mas pode conter detalhes importantes</text:p>
                  </text:list-item>
                </text:list>
              </text:list-item>
              <text:list-item>
                <text:p>Tente fazer os exemplos de entrada e saída na mão</text:p>
              </text:list-item>
              <text:list-item>
                <text:p>Preste muita atenção na seção <text:span text:style-name="T2">Avaliação</text:span></text:p>
                <text:list>
                  <text:list-item>
                    <text:p><text:span text:style-name="T3">E também se atente ao que é pedido na “documentação”</text:span></text:p>
                    <text:p><text:span text:style-name="T3"/></text:p>
                  </text:list-item>
                </text:list>
              </text:list-item>
              <text:list-item>
                <text:p><text:span text:style-name="T3">Entender o enunciado em grupo não é cola ou “plágio”</text:span></text:p>
                <text:list>
                  <text:list-item>
                    <text:p><text:span text:style-name="T3">É colaboração científica!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Exemplos de Relatórios</text:p>
          </draw:text-box>
        </draw:frame>
        <draw:frame presentation:style-name="pr6" draw:layer="layout" svg:width="26cm" svg:height="4.5cm" svg:x="1cm" svg:y="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3T0" presentation:use-footer-name="ftr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É isto</text:p>
          </draw:text-box>
        </draw:frame>
        <draw:frame presentation:style-name="pr11" draw:text-style-name="P1" draw:layer="layout" svg:width="26cm" svg:height="10cm" svg:x="1cm" svg:y="3cm" presentation:class="subtitle">
          <draw:text-box>
            <text:p>Dúvidas?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weight-asian="bold" style:font-size-complex="18pt" style:font-weight-complex="bold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fo:background-color="transparent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</style:style>
    <style:style style:name="Blue_5f_Curve_5f_-outline6" style:display-name="Blue_Curve_-outline6" style:family="presentation" style:parent-style-name="Blue_5f_Curve_5f_-outline5"/>
    <style:style style:name="Blue_5f_Curve_5f_-outline7" style:display-name="Blue_Curve_-outline7" style:family="presentation" style:parent-style-name="Blue_5f_Curve_5f_-outline6"/>
    <style:style style:name="Blue_5f_Curve_5f_-outline8" style:display-name="Blue_Curve_-outline8" style:family="presentation" style:parent-style-name="Blue_5f_Curve_5f_-outline7"/>
    <style:style style:name="Blue_5f_Curve_5f_-outline9" style:display-name="Blue_Curve_-outline9" style:family="presentation" style:parent-style-name="Blue_5f_Curve_5f_-outline8"/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fo:background-color="transparent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solid" draw:fill-color="#729fcf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fill="solid" draw:fill-color="#729fcf" draw:textarea-vertical-align="middle" fo:min-height="2cm" fo:min-width="27.991cm" loext:decorative="false"/>
    </style:style>
    <style:style style:name="Mgr5" style:family="graphic" style:parent-style-name="Accent_20_1">
      <style:graphic-properties draw:fill="solid" draw:fill-color="#729fcf" draw:textarea-vertical-align="middle" fo:min-height="1.754cm" fo:min-width="27.991cm" loext:decorative="false"/>
    </style:style>
    <style:style style:name="Mgr6" style:family="graphic" style:parent-style-name="standard">
      <style:graphic-properties draw:stroke="none" svg:stroke-color="#729fcf" draw:fill="solid" draw:fill-color="#729fcf" draw:gradient-step-count="64" loext:fill-use-slide-background="false" draw:opacity="100%" draw:textarea-vertical-align="middle" fo:min-height="2.362cm" fo:min-width="27.501cm" draw:shadow="visible" draw:shadow-offset-x="0cm" draw:shadow-offset-y="0.03cm" draw:shadow-color="#009bdd" loext:decorative="false"/>
    </style:style>
    <style:style style:name="Mpr1" style:family="presentation" style:parent-style-name="Blue_5f_Curve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Blue_5f_Curve-outline1">
      <style:graphic-properties fo:min-height="9.13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4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Blue_5f_Curve1-title">
      <style:graphic-properties draw:auto-grow-height="false" fo:min-height="2.63cm" loext:decorative="false"/>
      <style:paragraph-properties style:writing-mode="lr-tb"/>
    </style:style>
    <style:style style:name="Mpr7" style:family="presentation" style:parent-style-name="Blue_5f_Curve1-outline1">
      <style:graphic-properties fo:min-height="9.135cm" loext:decorative="false"/>
      <style:paragraph-properties style:writing-mode="lr-tb"/>
    </style:style>
    <style:style style:name="Mpr8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Blue_5f_Curve_5f_-title">
      <style:graphic-properties draw:auto-grow-height="false" fo:min-height="2.63cm" loext:decorative="false"/>
      <style:paragraph-properties style:writing-mode="lr-tb"/>
    </style:style>
    <style:style style:name="Mpr12" style:family="presentation" style:parent-style-name="Blue_5f_Curve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3" style:family="presentation" style:parent-style-name="Blue_5f_Curv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Blue_5f_Curv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729fcf" draw:gradient-step-count="64" draw:opacity="100%"/>
      <style:paragraph-properties fo:text-align="center"/>
    </style:style>
    <style:style style:name="MP6" style:family="paragraph">
      <style:paragraph-properties fo:text-align="center"/>
      <style:text-properties fo:color="#000000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color="#000000" loext:opacity="100%" fo:font-size="14pt" style:font-size-asian="14pt" style:font-size-complex="14pt"/>
    </style:style>
    <style:style style:name="MP8" style:family="paragraph">
      <style:paragraph-properties fo:text-align="end"/>
      <style:text-properties fo:color="#000000" loext:opacity="100%" fo:font-size="14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/>
      <style:text-properties fo:color="#000000" loext:opacity="100%" fo:font-size="14pt" fo:font-weight="normal" style:font-size-asian="14pt" style:font-size-complex="14pt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 draw:fill-color="#ffffff"/>
      <style:paragraph-properties fo:text-align="start"/>
      <style:text-properties fo:color="#000000" loext:opacity="100%" fo:font-size="14pt" style:font-size-asian="14pt" style:font-size-complex="14pt"/>
    </style:style>
    <style:style style:name="MP12" style:family="paragraph">
      <loext:graphic-properties draw:fill="solid" draw:fill-color="#729fcf"/>
      <style:paragraph-properties fo:text-align="center"/>
    </style:style>
    <style:style style:name="MP13" style:family="paragraph">
      <style:paragraph-properties fo:text-align="center" style:writing-mode="lr-tb"/>
      <style:text-properties fo:color="#000000" loext:opacity="100%" fo:font-size="14pt" style:font-size-asian="14pt" style:font-size-complex="14pt"/>
    </style:style>
    <style:style style:name="MP14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16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font-size="14pt" style:font-size-asian="14pt" style:font-size-complex="14pt"/>
    </style:style>
    <style:style style:name="MT3" style:family="text">
      <style:text-properties fo:color="#000000" loext:opacity="100%" fo:font-size="14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Mpr1" draw:layer="backgroundobjects" svg:width="25cm" svg:height="3cm" svg:x="0cm" svg:y="4.5cm" presentation:class="title">
        <draw:text-box>
          <text:p>Click to edit the title text format</text:p>
        </draw:text-box>
      </draw:frame>
      <draw:frame presentation:style-name="Mpr2" draw:layer="backgroundobjects" svg:width="26cm" svg:height="4.5cm" svg:x="1cm" svg:y="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3" draw:text-style-name="MP9" draw:layer="backgroundobjects" svg:width="6.5cm" svg:height="1cm" svg:x="20.5cm" svg:y="14.5cm" presentation:class="page-number">
        <draw:text-box>
          <text:p text:style-name="MP8"><text:span text:style-name="MT3"><text:page-number>&lt;number&gt;</text:page-number></text:span></text:p>
        </draw:text-box>
      </draw:frame>
      <draw:frame presentation:style-name="Mpr3" draw:text-style-name="MP11" draw:layer="backgroundobjects" svg:width="6.5cm" svg:height="1cm" svg:x="1cm" svg:y="14.5cm">
        <draw:text-box>
          <text:p text:style-name="MP10"><text:span text:style-name="MT2">Rafael Castro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2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Mpr6" draw:layer="backgroundobjects" svg:width="26cm" svg:height="1.328cm" svg:x="1cm" svg:y="0.5cm" presentation:class="title">
        <draw:text-box>
          <text:p>Click to edit the title text format</text:p>
        </draw:text-box>
      </draw:frame>
      <draw:frame presentation:style-name="Mpr7" draw:layer="backgroundobjects" svg:width="26cm" svg:height="10cm" svg:x="1cm" svg:y="3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7" draw:layer="backgroundobjects" svg:width="9cm" svg:height="1cm" svg:x="9.5cm" svg:y="14.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5" draw:layer="backgroundobjects" svg:width="6.5cm" svg:height="1cm" svg:x="20.5cm" svg:y="14.5cm" presentation:class="page-number">
        <draw:text-box>
          <text:p text:style-name="MP14"><text:span text:style-name="MT2"><text:page-number>&lt;number&gt;</text:page-number></text:span></text:p>
        </draw:text-box>
      </draw:frame>
      <draw:frame presentation:style-name="Mpr8" draw:text-style-name="MP11" draw:layer="backgroundobjects" svg:width="6.5cm" svg:height="1cm" svg:x="1cm" svg:y="14.5cm">
        <draw:text-box>
          <text:p text:style-name="MP10"><text:span text:style-name="MT2">Rafael Castro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Mpr11" draw:layer="backgroundobjects" svg:width="25cm" svg:height="3cm" svg:x="0cm" svg:y="4.5cm" presentation:class="title">
        <draw:text-box>
          <text:p>Click to edit the title text format</text:p>
        </draw:text-box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12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2" draw:text-style-name="MP15" draw:layer="backgroundobjects" svg:width="6.5cm" svg:height="1cm" svg:x="20.5cm" svg:y="14.5cm" presentation:class="page-number">
        <draw:text-box>
          <text:p text:style-name="MP16"><text:span text:style-name="MT2"><text:page-number>&lt;number&gt;</text:page-number></text:span></text:p>
        </draw:text-box>
      </draw:frame>
      <draw:frame presentation:style-name="Mpr12" draw:text-style-name="MP11" draw:layer="backgroundobjects" svg:width="6.5cm" svg:height="1cm" svg:x="1cm" svg:y="14.5cm">
        <draw:text-box>
          <text:p text:style-name="MP10"><text:span text:style-name="MT2">Rafael Castro</text:span></text:p>
        </draw:text-box>
      </draw:frame>
      <presentation:notes style:page-layout-name="PM0"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08:31:46.737514508</meta:creation-date>
    <meta:editing-duration>PT33M5S</meta:editing-duration>
    <meta:editing-cycles>3</meta:editing-cycles>
    <meta:generator>LibreOffice/7.6.4.1$Linux_X86_64 LibreOffice_project/60$Build-1</meta:generator>
    <dc:title>CPrepED</dc:title>
    <dc:date>2024-02-27T18:18:52.720806779</dc:date>
    <meta:print-date>2024-02-27T18:18:49.010390669</meta:print-date>
    <meta:printed-by>PDF files</meta:printed-by>
    <meta:document-statistic meta:object-count="78"/>
  </office:meta>
</office:document-meta>
</file>